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ba1" officeooo:paragraph-rsid="00108ba1"/>
    </style:style>
    <style:style style:name="P2" style:family="paragraph" style:parent-style-name="Standard">
      <style:text-properties fo:font-weight="bold" officeooo:rsid="00108ba1" officeooo:paragraph-rsid="00108ba1" style:font-weight-asian="bold" style:font-weight-complex="bold"/>
    </style:style>
    <style:style style:name="P3" style:family="paragraph" style:parent-style-name="Standard">
      <style:text-properties fo:font-weight="bold" officeooo:rsid="00137ff4" officeooo:paragraph-rsid="00137ff4" style:font-weight-asian="bold" style:font-weight-complex="bold"/>
    </style:style>
    <style:style style:name="P4" style:family="paragraph" style:parent-style-name="Standard">
      <style:text-properties fo:font-weight="bold" officeooo:paragraph-rsid="00137ff4" style:font-weight-asian="bold" style:font-weight-complex="bold"/>
    </style:style>
    <style:style style:name="P5" style:family="paragraph" style:parent-style-name="Standard">
      <style:text-properties officeooo:paragraph-rsid="00137ff4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officeooo:rsid="001217ee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37ff4" style:font-size-asian="12.25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2">ASSIGNMENT NO : </text:span><text:span text:style-name="T3">9</text:span></text:p>
      <text:p text:style-name="Standard"/>
      <text:p text:style-name="Standard"/>
      <text:p text:style-name="P1"/>
      <text:p text:style-name="P3">PROBLEM STATEMENT : </text:p>
      <text:p text:style-name="Standard">Second year Computer Engineering class, set A of students likeVanilla Ice-cream and set B of students like butterscotch ice-cream. Write C/C++ program to store two sets using linked list. compute and display-</text:p>
      <text:p text:style-name="Standard">i.Set of students who like either vanilla or butterscotch or both</text:p>
      <text:p text:style-name="Standard">ii.Set of students who like both vanilla and butterscotch</text:p>
      <text:p text:style-name="Standard">iii. Set of students who like only vanilla not butterscotch</text:p>
      <text:p text:style-name="Standard">iv.Set of students who like only butterscotch not vanilla</text:p>
      <text:p text:style-name="Standard">v.Number of students who like neither vanilla nor butterscotch</text:p>
      <text:p text:style-name="Standard"/>
      <text:p text:style-name="Standard"/>
      <text:p text:style-name="Standard"/>
      <text:p text:style-name="P2">CODE:</text:p>
      <text:p text:style-name="Standard"/>
      <text:p text:style-name="Standard">#include&lt;iostream&gt;</text:p>
      <text:p text:style-name="Standard">using namespace std;</text:p>
      <text:p text:style-name="Standard">struct SLLNode* createSLL(int cnt, struct SLLNode *head);</text:p>
      <text:p text:style-name="Standard">void displaySLL(struct SLLNode *head);</text:p>
      <text:p text:style-name="Standard">void A_U_B();</text:p>
      <text:p text:style-name="Standard">void A_int_B();</text:p>
      <text:p text:style-name="Standard">void A_Min_B();</text:p>
      <text:p text:style-name="Standard">void B_Min_A();</text:p>
      <text:p text:style-name="Standard">void U_Min_A_U_B();</text:p>
      <text:p text:style-name="Standard">struct SLLNode</text:p>
      <text:p text:style-name="Standard">{</text:p>
      <text:p text:style-name="Standard">char data;</text:p>
      <text:p text:style-name="Standard">struct SLLNode *next;</text:p>
      <text:p text:style-name="Standard">}*headU, *headA, *headB;</text:p>
      <text:p text:style-name="Standard">int main()</text:p>
      <text:p text:style-name="Standard">{</text:p>
      <text:p text:style-name="Standard">int i,no;</text:p>
      <text:p text:style-name="Standard">cout&lt;&lt;"\n\n\t How many Linked Lists: ";</text:p>
      <text:p text:style-name="Standard">cin&gt;&gt;no;</text:p>
      <text:p text:style-name="Standard">headU = headA = headB = NULL;</text:p>
      <text:p text:style-name="Standard">for(i=1; i&lt;=no; i++)</text:p>
      <text:p text:style-name="Standard">{</text:p>
      <text:p text:style-name="Standard">if(i == 1)</text:p>
      <text:p text:style-name="Standard">{</text:p>
      <text:p text:style-name="Standard">cout&lt;&lt;"\n\n\t Enter 10 Students of SE Comp : ";</text:p>
      <text:p text:style-name="Standard">headU = createSLL(10, headU);</text:p>
      <text:p text:style-name="Standard">cout&lt;&lt;"\n";</text:p>
      <text:p text:style-name="Standard">displaySLL(headU);</text:p>
      <text:p text:style-name="Standard">}</text:p>
      <text:p text:style-name="Standard">if(i == 2)</text:p>
      <text:p text:style-name="Standard">{</text:p>
      <text:p text:style-name="Standard">cout&lt;&lt;"\n\n\t Enter 5 Students who like Vanilla Icecreme: ";</text:p>
      <text:p text:style-name="Standard">headA = createSLL(5, headA);</text:p>
      <text:p text:style-name="Standard">cout&lt;&lt;"\n";</text:p>
      <text:p text:style-name="Standard"><text:soft-page-break/>displaySLL(headA);</text:p>
      <text:p text:style-name="Standard">}</text:p>
      <text:p text:style-name="Standard">if(i == 3)</text:p>
      <text:p text:style-name="Standard">{</text:p>
      <text:p text:style-name="Standard">cout&lt;&lt;"\n\n\t Enter 5 Students who like Butterscotch Icecreme: ";</text:p>
      <text:p text:style-name="Standard">headB = createSLL(5, headB);</text:p>
      <text:p text:style-name="Standard">cout&lt;&lt;"\n";</text:p>
      <text:p text:style-name="Standard">displaySLL(headB);</text:p>
      <text:p text:style-name="Standard">}</text:p>
      <text:p text:style-name="Standard">}</text:p>
      <text:p text:style-name="Standard">cout&lt;&lt;"\n\n Input Sets:------------------------";</text:p>
      <text:p text:style-name="Standard">cout&lt;&lt;"\n\n Set 'U': ";</text:p>
      <text:p text:style-name="Standard">displaySLL(headU);</text:p>
      <text:p text:style-name="Standard">cout&lt;&lt;"\n\n Set 'A': ";</text:p>
      <text:p text:style-name="Standard">displaySLL(headA);</text:p>
      <text:p text:style-name="Standard">cout&lt;&lt;"\n\n Set 'B': ";</text:p>
      <text:p text:style-name="Standard">displaySLL(headB);</text:p>
      <text:p text:style-name="Standard">cout&lt;&lt;"\n\n Output Sets:------------------------";</text:p>
      <text:p text:style-name="Standard">A_U_B();</text:p>
      <text:p text:style-name="Standard">A_int_B();</text:p>
      <text:p text:style-name="Standard">A_Min_B();</text:p>
      <text:p text:style-name="Standard">B_Min_A();</text:p>
      <text:p text:style-name="Standard">U_Min_A_U_B();</text:p>
      <text:p text:style-name="Standard">cout&lt;&lt;"\n\n";</text:p>
      <text:p text:style-name="Standard">return 0;</text:p>
      <text:p text:style-name="Standard">}</text:p>
      <text:p text:style-name="Standard">//.........................................................Function to create</text:p>
      <text:p text:style-name="Standard">Linked List as Sets.</text:p>
      <text:p text:style-name="Standard">struct SLLNode* createSLL(int cnt, struct SLLNode *head)</text:p>
      <text:p text:style-name="Standard">{</text:p>
      <text:p text:style-name="Standard">int i;</text:p>
      <text:p text:style-name="Standard">struct SLLNode *p, *newNode;</text:p>
      <text:p text:style-name="Standard">for(i=0; i&lt;cnt; i++)</text:p>
      <text:p text:style-name="Standard">{</text:p>
      <text:p text:style-name="Standard">newNode = new(struct SLLNode); // 1. DMA</text:p>
      <text:p text:style-name="Standard">cout&lt;&lt;"\n\t Enter Student Initial: "; // 2. Data &amp; Address Assignment</text:p>
      <text:p text:style-name="Standard">cin&gt;&gt;newNode-&gt;data;</text:p>
      <text:p text:style-name="Standard">newNode-&gt;next = NULL;</text:p>
      <text:p text:style-name="Standard">if(head == NULL) // 3. Add node in the list</text:p>
      <text:p text:style-name="Standard">{</text:p>
      <text:p text:style-name="Standard">head = newNode;</text:p>
      <text:p text:style-name="Standard">p = head;</text:p>
      <text:p text:style-name="Standard">}</text:p>
      <text:p text:style-name="Standard">else</text:p>
      <text:p text:style-name="Standard">{</text:p>
      <text:p text:style-name="Standard">p-&gt;next = newNode;</text:p>
      <text:p text:style-name="Standard">p = p-&gt;next;</text:p>
      <text:p text:style-name="Standard">}</text:p>
      <text:p text:style-name="Standard">}</text:p>
      <text:p text:style-name="Standard">return head;</text:p>
      <text:p text:style-name="Standard">}</text:p>
      <text:p text:style-name="Standard">//...............................................Function to display Linked Lists</text:p>
      <text:p text:style-name="Standard"><text:soft-page-break/>as Sets.</text:p>
      <text:p text:style-name="Standard">void displaySLL(struct SLLNode *head)</text:p>
      <text:p text:style-name="Standard">{</text:p>
      <text:p text:style-name="Standard">struct SLLNode *p;</text:p>
      <text:p text:style-name="Standard">p = head;</text:p>
      <text:p text:style-name="Standard">while(p != NULL)</text:p>
      <text:p text:style-name="Standard">{</text:p>
      <text:p text:style-name="Standard">cout&lt;&lt;" "&lt;&lt;p-&gt;data;</text:p>
      <text:p text:style-name="Standard">p = p-&gt;next;</text:p>
      <text:p text:style-name="Standard">}</text:p>
      <text:p text:style-name="Standard">}</text:p>
      <text:p text:style-name="Standard">//................................................Function for Set A U B .</text:p>
      <text:p text:style-name="Standard">void A_U_B()</text:p>
      <text:p text:style-name="Standard">{</text:p>
      <text:p text:style-name="Standard">int i,j;</text:p>
      <text:p text:style-name="Standard">char a[10];</text:p>
      <text:p text:style-name="Standard">struct SLLNode *p, *q;</text:p>
      <text:p text:style-name="Standard">i = 0; //Index of Resultant Array</text:p>
      <text:p text:style-name="Standard">p = headA; //pointer to Set 'A'</text:p>
      <text:p text:style-name="Standard">q = headB; //pointer to Set 'B'</text:p>
      <text:p text:style-name="Standard">while(p != NULL &amp;&amp; q != NULL)</text:p>
      <text:p text:style-name="Standard">{</text:p>
      <text:p text:style-name="Standard">if(p-&gt;data == q-&gt;data)</text:p>
      <text:p text:style-name="Standard">{</text:p>
      <text:p text:style-name="Standard">a[i] = p-&gt;data;</text:p>
      <text:p text:style-name="Standard">i++;</text:p>
      <text:p text:style-name="Standard">p = p-&gt;next;</text:p>
      <text:p text:style-name="Standard">q = q-&gt;next;</text:p>
      <text:p text:style-name="Standard">}</text:p>
      <text:p text:style-name="Standard">else</text:p>
      <text:p text:style-name="Standard">{</text:p>
      <text:p text:style-name="Standard">a[i] = p-&gt;data;</text:p>
      <text:p text:style-name="Standard">i++;</text:p>
      <text:p text:style-name="Standard">p = p-&gt;next;</text:p>
      <text:p text:style-name="Standard">}</text:p>
      <text:p text:style-name="Standard">}</text:p>
      <text:p text:style-name="Standard">if(p == NULL) //Set 'A' copied completely</text:p>
      <text:p text:style-name="Standard">{</text:p>
      <text:p text:style-name="Standard">while(q != NULL) //Copy remaining elements of Set 'B'</text:p>
      <text:p text:style-name="Standard">{</text:p>
      <text:p text:style-name="Standard">a[i] = q-&gt;data;</text:p>
      <text:p text:style-name="Standard">i++;</text:p>
      <text:p text:style-name="Standard">q = q-&gt;next;</text:p>
      <text:p text:style-name="Standard">}</text:p>
      <text:p text:style-name="Standard">}</text:p>
      <text:p text:style-name="Standard">if(q == NULL) //Set 'B' copied completely</text:p>
      <text:p text:style-name="Standard">{</text:p>
      <text:p text:style-name="Standard">while(p != NULL) //Copy remaining elements of Set 'A'</text:p>
      <text:p text:style-name="Standard">{</text:p>
      <text:p text:style-name="Standard">a[i] = p-&gt;data;</text:p>
      <text:p text:style-name="Standard">i++;</text:p>
      <text:p text:style-name="Standard">p = p-&gt;next;</text:p>
      <text:p text:style-name="Standard"><text:soft-page-break/>}</text:p>
      <text:p text:style-name="Standard">}</text:p>
      <text:p text:style-name="Standard">cout&lt;&lt;"\n\n\t Set A U B: ";</text:p>
      <text:p text:style-name="Standard">for(j=0; j &lt; i; j++)</text:p>
      <text:p text:style-name="Standard">cout&lt;&lt;" "&lt;&lt;a[j];</text:p>
      <text:p text:style-name="Standard">}</text:p>
      <text:p text:style-name="Standard">//................................................Function for Set A ^ B .</text:p>
      <text:p text:style-name="Standard">void A_int_B()</text:p>
      <text:p text:style-name="Standard">{</text:p>
      <text:p text:style-name="Standard">int i,j;</text:p>
      <text:p text:style-name="Standard">char a[10];</text:p>
      <text:p text:style-name="Standard">struct SLLNode *p, *q;</text:p>
      <text:p text:style-name="Standard">i = 0; //Index of Resultant Array</text:p>
      <text:p text:style-name="Standard">p = headA; //pointer to Set 'A'</text:p>
      <text:p text:style-name="Standard">while(p != NULL)</text:p>
      <text:p text:style-name="Standard">{</text:p>
      <text:p text:style-name="Standard">q = headB; //pointer to Set 'B'</text:p>
      <text:p text:style-name="Standard">while(q != NULL)</text:p>
      <text:p text:style-name="Standard">{</text:p>
      <text:p text:style-name="Standard">if(p-&gt;data == q-&gt;data)</text:p>
      <text:p text:style-name="Standard">{</text:p>
      <text:p text:style-name="Standard">a[i] = p-&gt;data;</text:p>
      <text:p text:style-name="Standard">i++;</text:p>
      <text:p text:style-name="Standard">}</text:p>
      <text:p text:style-name="Standard">q = q-&gt;next;</text:p>
      <text:p text:style-name="Standard">}</text:p>
      <text:p text:style-name="Standard">p = p-&gt;next;</text:p>
      <text:p text:style-name="Standard">}</text:p>
      <text:p text:style-name="Standard">cout&lt;&lt;"\n\n\t Set A ^ B: ";</text:p>
      <text:p text:style-name="Standard">for(j=0; j &lt; i; j++)</text:p>
      <text:p text:style-name="Standard">cout&lt;&lt;" "&lt;&lt;a[j];</text:p>
      <text:p text:style-name="Standard">}</text:p>
      <text:p text:style-name="Standard">//................................................Function for Set A - B .</text:p>
      <text:p text:style-name="Standard">void A_Min_B()</text:p>
      <text:p text:style-name="Standard">{</text:p>
      <text:p text:style-name="Standard">int i,j,flag;</text:p>
      <text:p text:style-name="Standard">char a[10];</text:p>
      <text:p text:style-name="Standard">struct SLLNode *p, *q;</text:p>
      <text:p text:style-name="Standard">i = 0; //Index of Resultant Array</text:p>
      <text:p text:style-name="Standard">p = headA; //pointer to Set 'A'</text:p>
      <text:p text:style-name="Standard">while(p != NULL)</text:p>
      <text:p text:style-name="Standard">{</text:p>
      <text:p text:style-name="Standard">flag = 0;</text:p>
      <text:p text:style-name="Standard">q = headB; //pointer to Set 'B'</text:p>
      <text:p text:style-name="Standard">while(q != NULL)</text:p>
      <text:p text:style-name="Standard">{</text:p>
      <text:p text:style-name="Standard">if(p-&gt;data == q-&gt;data)</text:p>
      <text:p text:style-name="Standard">{</text:p>
      <text:p text:style-name="Standard">flag = 1;</text:p>
      <text:p text:style-name="Standard">}</text:p>
      <text:p text:style-name="Standard">q = q-&gt;next;</text:p>
      <text:p text:style-name="Standard">}</text:p>
      <text:p text:style-name="Standard"><text:soft-page-break/>if(flag == 0)</text:p>
      <text:p text:style-name="Standard">{</text:p>
      <text:p text:style-name="Standard">a[i] = p-&gt;data;</text:p>
      <text:p text:style-name="Standard">i++;</text:p>
      <text:p text:style-name="Standard">}</text:p>
      <text:p text:style-name="Standard">p = p-&gt;next;</text:p>
      <text:p text:style-name="Standard">}</text:p>
      <text:p text:style-name="Standard">cout&lt;&lt;"\n\n\t Set A - B: ";</text:p>
      <text:p text:style-name="Standard">for(j=0; j &lt; i; j++)</text:p>
      <text:p text:style-name="Standard">cout&lt;&lt;" "&lt;&lt;a[j];</text:p>
      <text:p text:style-name="Standard">}</text:p>
      <text:p text:style-name="Standard">//................................................Function for Set B - A.</text:p>
      <text:p text:style-name="Standard">void B_Min_A()</text:p>
      <text:p text:style-name="Standard">{</text:p>
      <text:p text:style-name="Standard">int i,j,flag;</text:p>
      <text:p text:style-name="Standard">char a[10];</text:p>
      <text:p text:style-name="Standard">struct SLLNode *p, *q;</text:p>
      <text:p text:style-name="Standard">i = 0; //Index of Resultant Array</text:p>
      <text:p text:style-name="Standard">q = headB; //pointer to Set 'B'</text:p>
      <text:p text:style-name="Standard">while(q != NULL)</text:p>
      <text:p text:style-name="Standard">{</text:p>
      <text:p text:style-name="Standard">flag = 0;</text:p>
      <text:p text:style-name="Standard">p = headA; //pointer to Set 'A'</text:p>
      <text:p text:style-name="Standard">while(p != NULL)</text:p>
      <text:p text:style-name="Standard">{</text:p>
      <text:p text:style-name="Standard">if(q-&gt;data == p-&gt;data)</text:p>
      <text:p text:style-name="Standard">{</text:p>
      <text:p text:style-name="Standard">flag = 1;</text:p>
      <text:p text:style-name="Standard">}</text:p>
      <text:p text:style-name="Standard">p = p-&gt;next;</text:p>
      <text:p text:style-name="Standard">}</text:p>
      <text:p text:style-name="Standard">if(flag == 0)</text:p>
      <text:p text:style-name="Standard">{</text:p>
      <text:p text:style-name="Standard">a[i] = q-&gt;data;</text:p>
      <text:p text:style-name="Standard">i++;</text:p>
      <text:p text:style-name="Standard">}</text:p>
      <text:p text:style-name="Standard">q = q-&gt;next;</text:p>
      <text:p text:style-name="Standard">}</text:p>
      <text:p text:style-name="Standard">cout&lt;&lt;"\n\n\t Set B - A: ";</text:p>
      <text:p text:style-name="Standard">for(j=0; j &lt; i; j++)</text:p>
      <text:p text:style-name="Standard">cout&lt;&lt;" "&lt;&lt;a[j];</text:p>
      <text:p text:style-name="Standard">}</text:p>
      <text:p text:style-name="Standard">//................................................Function for Set U - (A U B).</text:p>
      <text:p text:style-name="Standard">void U_Min_A_U_B()</text:p>
      <text:p text:style-name="Standard">{</text:p>
      <text:p text:style-name="Standard">int i,j,flag;</text:p>
      <text:p text:style-name="Standard">char a[10];</text:p>
      <text:p text:style-name="Standard">struct SLLNode *p, *q, *r;</text:p>
      <text:p text:style-name="Standard">i = 0; //Index of Resultant Array</text:p>
      <text:p text:style-name="Standard">p = headU; //pointer to Set 'U'</text:p>
      <text:p text:style-name="Standard">while(p != NULL)</text:p>
      <text:p text:style-name="Standard">{</text:p>
      <text:p text:style-name="Standard"><text:soft-page-break/>flag = 0;</text:p>
      <text:p text:style-name="Standard">q = headA; //pointer to Set 'A'</text:p>
      <text:p text:style-name="Standard">r = headB; //pointer to Set 'B'</text:p>
      <text:p text:style-name="Standard">while(q != NULL)</text:p>
      <text:p text:style-name="Standard">{</text:p>
      <text:p text:style-name="Standard">if(p-&gt;data == q-&gt;data)</text:p>
      <text:p text:style-name="Standard">{</text:p>
      <text:p text:style-name="Standard">flag = 1;</text:p>
      <text:p text:style-name="Standard">}</text:p>
      <text:p text:style-name="Standard">q = q-&gt;next;</text:p>
      <text:p text:style-name="Standard">}</text:p>
      <text:p text:style-name="Standard">while(r != NULL)</text:p>
      <text:p text:style-name="Standard">{</text:p>
      <text:p text:style-name="Standard">if(p-&gt;data == r-&gt;data)</text:p>
      <text:p text:style-name="Standard">{</text:p>
      <text:p text:style-name="Standard">flag = 1;</text:p>
      <text:p text:style-name="Standard">}</text:p>
      <text:p text:style-name="Standard">r = r-&gt;next;</text:p>
      <text:p text:style-name="Standard">}</text:p>
      <text:p text:style-name="Standard">if(flag == 0)</text:p>
      <text:p text:style-name="Standard">{</text:p>
      <text:p text:style-name="Standard">a[i] = p-&gt;data;</text:p>
      <text:p text:style-name="Standard">i++;</text:p>
      <text:p text:style-name="Standard">}</text:p>
      <text:p text:style-name="Standard">p = p-&gt;next;</text:p>
      <text:p text:style-name="Standard">}</text:p>
      <text:p text:style-name="Standard">cout&lt;&lt;"\n\n\t Set U - (A U B): ";</text:p>
      <text:p text:style-name="Standard">for(j=0; j &lt; i; j++)</text:p>
      <text:p text:style-name="Standard">cout&lt;&lt;" "&lt;&lt;a[j];</text:p>
      <text:p text:style-name="Standard">}</text:p>
      <text:p text:style-name="P5"><text:s text:c="2"/></text:p>
      <text:p text:style-name="P4"/>
      <text:p text:style-name="P4"/>
      <text:p text:style-name="P4">OUTPUT:</text:p>
      <text:p text:style-name="Standard"/>
      <text:p text:style-name="Standard"/>
      <text:p text:style-name="Standard">student@IOE-L1LAB:~$ g++ Pr_6CD.cpp -o a</text:p>
      <text:p text:style-name="Standard">student@IOE-L1LAB:~$ ./a</text:p>
      <text:p text:style-name="Standard">How many Linked Lists: 3</text:p>
      <text:p text:style-name="Standard">Enter 10 Students of SE Comp :</text:p>
      <text:p text:style-name="Standard">Enter Student Initial: A</text:p>
      <text:p text:style-name="Standard">Enter Student Initial: B</text:p>
      <text:p text:style-name="Standard">Enter Student Initial: C</text:p>
      <text:p text:style-name="Standard">Enter Student Initial: D</text:p>
      <text:p text:style-name="Standard">Enter Student Initial: E</text:p>
      <text:p text:style-name="Standard">Enter Student Initial: F</text:p>
      <text:p text:style-name="Standard">Enter Student Initial: G</text:p>
      <text:p text:style-name="Standard">Enter Student Initial: H</text:p>
      <text:p text:style-name="Standard">Enter Student Initial: I</text:p>
      <text:p text:style-name="Standard">Enter Student Initial: J</text:p>
      <text:p text:style-name="Standard">A B C D E F G H I J</text:p>
      <text:p text:style-name="Standard">Enter 5 Students who like Vanilla Icecreme:</text:p>
      <text:p text:style-name="Standard"><text:soft-page-break/>Enter Student Initial: A</text:p>
      <text:p text:style-name="Standard">Enter Student Initial: B</text:p>
      <text:p text:style-name="Standard">Enter Student Initial: C</text:p>
      <text:p text:style-name="Standard">Enter Student Initial: D</text:p>
      <text:p text:style-name="Standard">Enter Student Initial: E</text:p>
      <text:p text:style-name="Standard">A B C D E</text:p>
      <text:p text:style-name="Standard">Enter 5 Students who like Butterscotch Icecreme:</text:p>
      <text:p text:style-name="Standard">Enter Student Initial: D</text:p>
      <text:p text:style-name="Standard">Enter Student Initial: E</text:p>
      <text:p text:style-name="Standard">Enter Student Initial: F</text:p>
      <text:p text:style-name="Standard">Enter Student Initial: G</text:p>
      <text:p text:style-name="Standard">Enter Student Initial: H</text:p>
      <text:p text:style-name="Standard">D E F G H</text:p>
      <text:p text:style-name="Standard">Input Sets:------------------------</text:p>
      <text:p text:style-name="Standard">Set 'U': A B C D E F G H I J</text:p>
      <text:p text:style-name="Standard">Set 'A': A B C D E</text:p>
      <text:p text:style-name="Standard">Set 'B': D E F G H</text:p>
      <text:p text:style-name="Standard">Output Sets:------------------------</text:p>
      <text:p text:style-name="Standard">Set A U B: A B C D E F G H</text:p>
      <text:p text:style-name="Standard">Set A ^ B: D E</text:p>
      <text:p text:style-name="Standard">Set A - B: A B C</text:p>
      <text:p text:style-name="Standard">Set B - A: F G H</text:p>
      <text:p text:style-name="Standard">Set U - (A U B): I J</text:p>
      <text:p text:style-name="Standard">student@IOE-L1LAB:~$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0:32:30.181698746</meta:creation-date>
    <dc:date>2023-11-29T21:15:24.638808325</dc:date>
    <meta:editing-duration>PT3M20S</meta:editing-duration>
    <meta:editing-cycles>1</meta:editing-cycles>
    <meta:document-statistic meta:table-count="0" meta:image-count="0" meta:object-count="0" meta:page-count="7" meta:paragraph-count="323" meta:word-count="1064" meta:character-count="5811" meta:non-whitespace-character-count="5019"/>
    <meta:generator>LibreOffice/7.3.7.2$Linux_X86_64 LibreOffice_project/30$Build-2</meta:generator>
  </office:meta>
</office:document-meta>
</file>